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paragraph-rsid="00106a9c" style:font-weight-asian="bold" style:font-weight-complex="bold"/>
    </style:style>
    <style:style style:name="P2" style:family="paragraph" style:parent-style-name="Standard">
      <style:text-properties style:text-underline-style="none" fo:font-weight="normal" officeooo:paragraph-rsid="00106a9c" style:font-weight-asian="normal" style:font-weight-complex="normal"/>
    </style:style>
    <style:style style:name="P3" style:family="paragraph" style:parent-style-name="Standard">
      <style:text-properties style:text-underline-style="none" fo:font-weight="normal" officeooo:paragraph-rsid="0013cb58" style:font-weight-asian="normal" style:font-weight-complex="normal"/>
    </style:style>
    <style:style style:name="P4" style:family="paragraph" style:parent-style-name="Standard">
      <style:text-properties style:text-underline-style="none" fo:font-weight="normal" officeooo:paragraph-rsid="001622d0" style:font-weight-asian="normal" style:font-weight-complex="normal"/>
    </style:style>
    <style:style style:name="P5" style:family="paragraph" style:parent-style-name="Standard">
      <style:text-properties style:text-underline-style="none" fo:font-weight="normal" officeooo:paragraph-rsid="00176be5" style:font-weight-asian="normal" style:font-weight-complex="normal"/>
    </style:style>
    <style:style style:name="P6" style:family="paragraph" style:parent-style-name="Standard">
      <style:text-properties style:text-underline-style="none" fo:font-weight="normal" officeooo:paragraph-rsid="00177135" style:font-weight-asian="normal" style:font-weight-complex="normal"/>
    </style:style>
    <style:style style:name="P7" style:family="paragraph" style:parent-style-name="Standard">
      <style:text-properties style:text-underline-style="none" fo:font-weight="normal" officeooo:paragraph-rsid="001d246b" style:font-weight-asian="normal" style:font-weight-complex="normal"/>
    </style:style>
    <style:style style:name="T1" style:family="text">
      <style:text-properties officeooo:rsid="00106a9c"/>
    </style:style>
    <style:style style:name="T2" style:family="text">
      <style:text-properties officeooo:rsid="0012657f"/>
    </style:style>
    <style:style style:name="T3" style:family="text">
      <style:text-properties officeooo:rsid="0013cb58"/>
    </style:style>
    <style:style style:name="T4" style:family="text">
      <style:text-properties officeooo:rsid="00146a17"/>
    </style:style>
    <style:style style:name="T5" style:family="text">
      <style:text-properties officeooo:rsid="001622d0"/>
    </style:style>
    <style:style style:name="T6" style:family="text">
      <style:text-properties officeooo:rsid="00176be5"/>
    </style:style>
    <style:style style:name="T7" style:family="text">
      <style:text-properties officeooo:rsid="00177135"/>
    </style:style>
    <style:style style:name="T8" style:family="text">
      <style:text-properties officeooo:rsid="0017c7f4"/>
    </style:style>
    <style:style style:name="T9" style:family="text">
      <style:text-properties officeooo:rsid="0018972a"/>
    </style:style>
    <style:style style:name="T10" style:family="text">
      <style:text-properties officeooo:rsid="00192ba6"/>
    </style:style>
    <style:style style:name="T11" style:family="text">
      <style:text-properties officeooo:rsid="001949e2"/>
    </style:style>
    <style:style style:name="T12" style:family="text">
      <style:text-properties officeooo:rsid="001aa285"/>
    </style:style>
    <style:style style:name="T13" style:family="text">
      <style:text-properties officeooo:rsid="001c0ef3"/>
    </style:style>
    <style:style style:name="T14" style:family="text">
      <style:text-properties officeooo:rsid="001cbc3a"/>
    </style:style>
    <style:style style:name="T15" style:family="text">
      <style:text-properties officeooo:rsid="001d246b"/>
    </style:style>
    <style:style style:name="T16" style:family="text">
      <style:text-properties officeooo:rsid="001d31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cribble memory allocation</text:span></text:p>
      <text:p text:style-name="P2"><text:span text:style-name="T2"/></text:p>
      <text:p text:style-name="P3"><text:span text:style-name="T3">Currently Scribble can store values in three locations. The registers, the stack or on the heap. </text:span><text:span text:style-name="T4">When a function is executing the value of its local variables are stored in registers, this was useful when I was developing language as it allowed me to prototype more easily and check references very easily </text:span><text:span text:style-name="T5">it would however be more efficient in terms of speed to use the register area for temporary values and store local variables on the stack and I will hopefully implement it this way in the future.</text:span></text:p>
      <text:p text:style-name="P3"><text:span text:style-name="T5"/></text:p>
      <text:p text:style-name="P4"><text:span text:style-name="T5">The stack is currently used to store the values of registers during certain operations such as a function call or a statement which requires more registers than it can use and restore them afterwards. </text:span><text:span text:style-name="T6">It is however given a base pointer and a current pointer as opposed to just a current pointer so that I can </text:span><text:span text:style-name="T16">fairly easily </text:span><text:span text:style-name="T6">extend it to store local variables later on.</text:span></text:p>
      <text:p text:style-name="P4"><text:span text:style-name="T6"/></text:p>
      <text:p text:style-name="P5"><text:span text:style-name="T6">Both the registers and the stack are only capable of storing primitives and don't care about the primitives type when processing. </text:span><text:span text:style-name="T9">Because these are all primitives values larger than 8 bytes wide are not supported.</text:span></text:p>
      <text:p text:style-name="P5"><text:span text:style-name="T7"/></text:p>
      <text:p text:style-name="P6"><text:span text:style-name="T7">The heap is a much stricter environment, it was designed from my knowledge of the Java heap </text:span><text:span text:style-name="T13">however it is likely</text:span><text:span text:style-name="T8">. Each element on the heap has a type which will either have to be registered with the heap before execution ( </text:span><text:span text:style-name="T10">l</text:span><text:span text:style-name="T8">ike a new structure ) </text:span><text:span text:style-name="T10">or in the case of an array the VM will generate the type at runtime ( So as long as int is a registered type array(int) will be valid, and so will array(array(int))). </text:span><text:span text:style-name="T11">Each entry in the heap has a size and in the case of arrays will have an element size ( So the length of an array can be computed ). Access to the heap is provided through OpCodes in the virtual machine </text:span><text:span text:style-name="T12">and is very controlled</text:span><text:span text:style-name="T11">.</text:span></text:p>
      <text:p text:style-name="P6"><text:span text:style-name="T14"/></text:p>
      <text:p text:style-name="P7"><text:span text:style-name="T15">Within the language all structures and arrays or strings will be allocated on the heap. Any other type will be allocated on either the registers or the stack. Primitives inside structures on the heap will not be references and will instead be allocated within the memory of that structure so</text:span></text:p>
      <text:p text:style-name="P7"><text:span text:style-name="T15"/></text:p>
      <text:p text:style-name="P7"><text:span text:style-name="T15">type A := struct { </text:span></text:p>
      <text:p text:style-name="P7"><text:span text:style-name="T15"><text:tab/>a : int,</text:span></text:p>
      <text:p text:style-name="P7"><text:span text:style-name="T15"><text:tab/>b : int,</text:span></text:p>
      <text:p text:style-name="P7"><text:span text:style-name="T15"><text:tab/>c : A</text:span></text:p>
      <text:p text:style-name="P7"><text:span text:style-name="T15">};</text:span></text:p>
      <text:p text:style-name="P7"><text:span text:style-name="T15"/></text:p>
      <text:p text:style-name="P7"><text:span text:style-name="T15">would have be allocated enough space for 2 integers plus a reference. The location of each element will be computed at compile time ( So in the case of <text:s/>var j := A-&gt;a; the offset of a would be calculated at compile time ) however information on the contents of a structure will also be written into its type so that reflection could potentially be added la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ke Loring</meta:initial-creator>
    <meta:creation-date>2013-10-18T16:26:52</meta:creation-date>
    <dc:date>2013-10-18T18:06:22</dc:date>
    <dc:creator>Blake Loring</dc:creator>
    <meta:editing-duration>PT1H38M5S</meta:editing-duration>
    <meta:editing-cycles>17</meta:editing-cycles>
    <meta:generator>LibreOffice/4.0.4.2$Linux_X86_64 LibreOffice_project/400m0$Build-2</meta:generator>
    <meta:document-statistic meta:table-count="0" meta:image-count="0" meta:object-count="0" meta:page-count="1" meta:paragraph-count="12" meta:word-count="450" meta:character-count="2442" meta:non-whitespace-character-count="1999"/>
  </office:meta>
</office:document-meta>
</file>